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943cm" fo:min-width="1.08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73cm" fo:min-width="4.89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5.214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38cm" fo:min-width="4.5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1cm" fo:min-width="4.58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4.58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4.58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37cm" fo:min-width="5.21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1.72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8cm" fo:min-width="2.04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608cm" fo:min-width="11.247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55cm" fo:min-width="11.247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4.31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38cm" fo:min-width="6.168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6.485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03cm" fo:min-width="3.31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2cm" fo:min-width="4.58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972cm" fo:min-width="3.31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03cm" fo:min-width="6.48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3.628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03cm" fo:min-width="6.803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6.167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7cm" svg:height="16.193cm" svg:x="25.447cm" svg:y="1.222cm">
          <text:p text:style-name="P1">Accessibilit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98cm" svg:height="2.223cm" svg:x="6.397cm" svg:y="0.587cm">
          <text:p text:style-name="P1">Authentication U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4cm" svg:height="1.588cm" svg:x="9.256cm" svg:y="12.653cm">
          <text:p text:style-name="P1">CABLE/Hybrid/QR Code handl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9.255cm" svg:y="14.558cm">
          <text:p text:style-name="P1">Bluetoot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1.271cm" svg:x="9.255cm" svg:y="16.463cm">
          <text:p text:style-name="P1">NF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8cm" svg:height="1.27cm" svg:x="9.255cm" svg:y="18.051cm">
          <text:p text:style-name="P1">USB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3.175cm" svg:x="13.382cm" svg:y="1.222cm">
          <text:p text:style-name="P1">Credential Management Ap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15cm" svg:height="1.587cm" svg:x="19.097cm" svg:y="1.222cm">
          <text:p text:style-name="P1">Autofill U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75cm" svg:height="1.905cm" svg:x="21.637cm" svg:y="3.127cm">
          <text:p text:style-name="P1">Autofill Provider Servic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45cm" svg:height="1.905cm" svg:x="7.667cm" svg:y="7.89cm">
          <text:p text:style-name="P1">Authent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223cm" svg:height="1.905cm" svg:x="5.127cm" svg:y="7.89cm">
          <text:p text:style-name="P1">Registration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1.588cm" svg:x="18.78cm" svg:y="3.127cm">
          <text:p text:style-name="P1">Autofill Request Servic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1.747cm" svg:height="2.858cm" svg:x="13.065cm" svg:y="7.572cm">
          <text:p text:style-name="P1">GTK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.747cm" svg:height="1.905cm" svg:x="13.065cm" svg:y="5.35cm">
          <text:p text:style-name="P1">GNOM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81cm" svg:height="1.27cm" svg:x="0cm" svg:y="5.985cm">
          <text:p text:style-name="P1">Flatpak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668cm" svg:height="1.588cm" svg:x="5.127cm" svg:y="4.397cm">
          <text:p text:style-name="P1">XDG Porta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985cm" svg:height="1.27cm" svg:x="5.127cm" svg:y="6.302cm">
          <text:p text:style-name="P1">D-Bus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1cm" svg:height="0.953cm" svg:x="5.127cm" svg:y="15.192cm">
          <text:p text:style-name="P1">libfprint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81cm" svg:height="1.27cm" svg:x="5.127cm" svg:y="19.232cm">
          <text:p text:style-name="P1">Match-on-sensor device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08cm" svg:height="0.952cm" svg:x="9.255cm" svg:y="19.638cm">
          <text:p text:style-name="P1">TPM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762cm" svg:height="1.27cm" svg:x="0.048cm" svg:y="4.08cm">
          <text:p text:style-name="P1">Flathub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81cm" svg:height="2.222cm" svg:x="5.127cm" svg:y="12.653cm">
          <text:p text:style-name="P1">Biometrics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4.762cm" svg:height="1.27cm" svg:x="0.048cm" svg:y="7.572cm">
          <text:p text:style-name="P1">App Signing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81cm" svg:height="1.27cm" svg:x="0cm" svg:y="11.065cm">
          <text:p text:style-name="P1">Sigstor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985cm" svg:height="0.953cm" svg:x="5.127cm" svg:y="11.347cm">
          <text:p text:style-name="P1">PAM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81cm" svg:height="1.27cm" svg:x="0cm" svg:y="13.605cm">
          <text:p text:style-name="P1">Web Application Manifes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4.128cm" svg:height="1.27cm" svg:x="4.81cm" svg:y="17.162cm">
          <text:p text:style-name="P1">Secure Device Connection Protocol?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7.303cm" svg:height="0.953cm" svg:x="5.127cm" svg:y="10.207cm">
          <text:p text:style-name="P1">xdg-credential-portal-backend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6.667cm" svg:height="1.27cm" svg:x="5.445cm" svg:y="2.905cm">
          <text:p text:style-name="P1">xdg-credential-portal-fronten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21:42:37.205594930</meta:creation-date>
    <dc:date>2023-11-01T22:31:17.472342771</dc:date>
    <meta:editing-duration>PT48M40S</meta:editing-duration>
    <meta:editing-cycles>1</meta:editing-cycles>
    <meta:document-statistic meta:object-count="29"/>
    <meta:generator>LibreOffice/7.6.2.1$Linux_X86_64 LibreOffice_project/60$Build-1</meta:generator>
  </office:meta>
</office:document-meta>
</file>